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mazein</text:p>
      <text:p text:style-name="P1"/>
      <text:p text:style-name="P1"/>
      <text:p text:style-name="P1"/>
      <text:p text:style-name="P1">There is a sky, </text:p>
      <text:p text:style-name="P1">blue to the naked eye, </text:p>
      <text:p text:style-name="P1">but crossed in its creed lay, </text:p>
      <text:p text:style-name="P1">the fables of humanity. </text:p>
      <text:p text:style-name="P1"/>
      <text:p text:style-name="P1">And there is a dream, </text:p>
      <text:p text:style-name="P1">in every heart theres a gleam. </text:p>
      <text:p text:style-name="P1">from Cortez of Spain, </text:p>
      <text:p text:style-name="P1">to Christ crying out in Gethsemane. </text:p>
      <text:p text:style-name="P1"/>
      <text:p text:style-name="P1">But that was then this is now, </text:p>
      <text:p text:style-name="P1">somehow. </text:p>
      <text:p text:style-name="P1"/>
      <text:p text:style-name="P1">Ref. </text:p>
      <text:p text:style-name="P1">From the mountains high, </text:p>
      <text:p text:style-name="P1">to the valleys below, </text:p>
      <text:p text:style-name="P1">through the river wild, </text:p>
      <text:p text:style-name="P1">to the diamond shores. </text:p>
      <text:p text:style-name="P1"/>
      <text:p text:style-name="P1">There is this life,</text:p>
      <text:p text:style-name="P1">the sporadic spark of all strife,</text:p>
      <text:p text:style-name="P1"/>
      <text:p text:style-name="P1"/>
      <text:p text:style-name="P1">But that was then this is now, </text:p>
      <text:p text:style-name="P1">somehow. </text:p>
      <text:p text:style-name="P1"/>
      <text:p text:style-name="P1">Ref. </text:p>
      <text:p text:style-name="P1">From the mountains high, </text:p>
      <text:p text:style-name="P1">to the valleys below, </text:p>
      <text:p text:style-name="P1">through the river wild, </text:p>
      <text:p text:style-name="P1">to the diamond shores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eidun Enge</meta:initial-creator>
    <meta:creation-date>2008-06-10T22:25:30</meta:creation-date>
    <dc:creator>Asbjørn Andersen</dc:creator>
    <dc:date>2008-06-14T17:24:41</dc:date>
    <meta:printed-by>Reidun Enge</meta:printed-by>
    <meta:print-date>2008-06-10T22:39:13</meta:print-date>
    <meta:editing-cycles>10</meta:editing-cycles>
    <meta:editing-duration>PT24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101" meta:character-count="542"/>
  </office:meta>
</office:document-meta>
</file>